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text:p text:style-name="Normal"/>
      <text:p text:style-name="Normal"/>
      <text:p text:style-name="Normal">Node 4: I’m struggling to get a certain feeling across. Uncertainty? Doubt? Some sort of regret for lying to you... Do I want it to weigh on her conscience? Or is that overdoing it?</text:p>
      <text:p text:style-name="Normal">What do I want?</text:p>
      <text:p text:style-name="Normal">I see... I want it to not come out of nowhere, and to actually feel important, that she wants to stop lying to you.</text:p>
      <text:p text:style-name="Normal">Make it not come out of nowhere, huh? Glad you were explicit, now we have more options at our disposals.</text:p>
      <text:p text:style-name="Normal">It’s more complex than we thought. We don’t really have that many places to set that up, that’s the main problem. Essentially, while I thought we could do it at the end of node 3, as things stand node 4 is our only option. I... Don’t really want to-</text:p>
      <text:p text:style-name="Normal">Then let’s not do it directly. Let’s do it indirectly. Instead of telling throughout node 4 how she wants to stop lying to you, let her enjoy being herself around you. Let her enjoy being herself around you.</text:p>
      <text:p text:style-name="Normal">That will require some adjustments.</text:p>
      <text:p text:style-name="Normal">I am awa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